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pcc_ipo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SC-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54.96346917" calcext:value-type="float">
            <text:p>54.9634691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54.80213731" calcext:value-type="float">
            <text:p>54.8021373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.521" calcext:value-type="float">
            <text:p>1.521</text:p>
          </table:table-cell>
          <table:table-cell table:style-name="ce4" office:value-type="float" office:value="101.56769006" calcext:value-type="float">
            <text:p>101.567690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.116" calcext:value-type="float">
            <text:p>2.116</text:p>
          </table:table-cell>
          <table:table-cell table:style-name="ce4" office:value-type="float" office:value="275.04563589" calcext:value-type="float">
            <text:p>275.0456358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.741" calcext:value-type="float">
            <text:p>1.741</text:p>
          </table:table-cell>
          <table:table-cell table:style-name="ce4" office:value-type="float" office:value="86.402864534" calcext:value-type="float">
            <text:p>86.4028645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.223" calcext:value-type="float">
            <text:p>1.223</text:p>
          </table:table-cell>
          <table:table-cell table:style-name="ce4" office:value-type="float" office:value="52.570811864" calcext:value-type="float">
            <text:p>52.57081186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.1515" calcext:value-type="float">
            <text:p>2.1515</text:p>
          </table:table-cell>
          <table:table-cell table:style-name="ce4" office:value-type="float" office:value="87.067377069" calcext:value-type="float">
            <text:p>87.06737706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.564" calcext:value-type="float">
            <text:p>1.564</text:p>
          </table:table-cell>
          <table:table-cell table:style-name="ce4" office:value-type="float" office:value="79.043543133" calcext:value-type="float">
            <text:p>79.04354313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.6945" calcext:value-type="float">
            <text:p>2.6945</text:p>
          </table:table-cell>
          <table:table-cell table:style-name="ce4" office:value-type="float" office:value="101.46868444" calcext:value-type="float">
            <text:p>101.4686844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101.52843455" calcext:value-type="float">
            <text:p>101.5284345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.341" calcext:value-type="float">
            <text:p>1.341</text:p>
          </table:table-cell>
          <table:table-cell table:style-name="ce4" office:value-type="float" office:value="278.13395779" calcext:value-type="float">
            <text:p>278.1339577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.9141" calcext:value-type="float">
            <text:p>1.9141</text:p>
          </table:table-cell>
          <table:table-cell table:style-name="ce4" office:value-type="float" office:value="273.69213068" calcext:value-type="float">
            <text:p>273.6921306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.031" calcext:value-type="float">
            <text:p>2.031</text:p>
          </table:table-cell>
          <table:table-cell table:style-name="ce4" office:value-type="float" office:value="53.205032802" calcext:value-type="float">
            <text:p>53.2050328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bar-truss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0.542" calcext:value-type="float">
            <text:p>0.542</text:p>
          </table:table-cell>
          <table:table-cell table:style-name="ce4" office:value-type="float" office:value="2.46525726" calcext:value-type="float">
            <text:p>2.46525726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bard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999962507624" calcext:value-type="float">
            <text:p>0.999999962507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1m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999962505904" calcext:value-type="float">
            <text:p>0.999999962505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00358997638391248" calcext:value-type="float">
            <text:p>-3.5899763839124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-7200.00003598998" calcext:value-type="float">
            <text:p>-7200.00003598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</text:p>
          </table:table-cell>
          <table:table-cell office:value-type="float" office:value="17" calcext:value-type="float">
            <text:p>17</text:p>
          </table:table-cell>
          <table:table-cell office:value-type="float" office:value="0.006" calcext:value-type="float">
            <text:p>0.006</text:p>
          </table:table-cell>
          <table:table-cell office:value-type="float" office:value="-13.5000000844624" calcext:value-type="float">
            <text:p>-13.5000000844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m</text:p>
          </table:table-cell>
          <table:table-cell office:value-type="float" office:value="18" calcext:value-type="float">
            <text:p>18</text:p>
          </table:table-cell>
          <table:table-cell office:value-type="float" office:value="0.006" calcext:value-type="float">
            <text:p>0.006</text:p>
          </table:table-cell>
          <table:table-cell office:value-type="float" office:value="-12.5000000844624" calcext:value-type="float">
            <text:p>-12.500000084462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m-milanc30-s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0.000000000000032222763651" calcext:value-type="float">
            <text:p>3.2222763651E-14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bilevel1</text:p>
          </table:table-cell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1m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office:value-type="float" office:value="-50" calcext:value-type="float">
            <text:p>-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2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office:value-type="float" office:value="-8200" calcext:value-type="float">
            <text:p>-8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2m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float" office:value="-8200" calcext:value-type="float">
            <text:p>-8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3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-12.77778" calcext:value-type="float">
            <text:p>-12.7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17.25236" calcext:value-type="float">
            <text:p>17.25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pe</text:p>
          </table:table-cell>
          <table:table-cell office:value-type="float" office:value="44" calcext:value-type="float">
            <text:p>44</text:p>
          </table:table-cell>
          <table:table-cell office:value-type="float" office:value="0.016" calcext:value-type="float">
            <text:p>0.016</text:p>
          </table:table-cell>
          <table:table-cell office:value-type="float" office:value="16.0000008224151" calcext:value-type="float">
            <text:p>16.000000822415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1.7235" calcext:value-type="float">
            <text:p>1.723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0.152" calcext:value-type="float">
            <text:p>0.152</text:p>
          </table:table-cell>
          <table:table-cell table:style-name="ce4" office:value-type="float" office:value="3.46" calcext:value-type="float">
            <text:p>3.4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2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.149" calcext:value-type="float">
            <text:p>1.149</text:p>
          </table:table-cell>
          <table:table-cell table:style-name="ce4" office:value-type="float" office:value="3.4712" calcext:value-type="float">
            <text:p>3.471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3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0.241" calcext:value-type="float">
            <text:p>0.241</text:p>
          </table:table-cell>
          <table:table-cell table:style-name="ce4" office:value-type="float" office:value="3.612" calcext:value-type="float">
            <text:p>3.61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3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.195" calcext:value-type="float">
            <text:p>1.195</text:p>
          </table:table-cell>
          <table:table-cell table:style-name="ce4" office:value-type="float" office:value="3.6821" calcext:value-type="float">
            <text:p>3.682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.991" calcext:value-type="float">
            <text:p>0.99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lva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office:value-type="float" office:value="-1.00000000498314" calcext:value-type="float">
            <text:p>-1.00000000498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1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office:value-type="float" office:value="4.7623589259886E-017" calcext:value-type="float">
            <text:p>4.762358925988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  <table:table-cell office:value-type="float" office:value="-13.0000000222727" calcext:value-type="float">
            <text:p>-13.000000022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10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  <table:table-cell office:value-type="float" office:value="-4.00000003566655" calcext:value-type="float">
            <text:p>-4.0000000356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2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-6.25000003318182" calcext:value-type="float">
            <text:p>-6.250000033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3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-29" calcext:value-type="float">
            <text:p>-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4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  <table:table-cell office:value-type="float" office:value="-63.0000000148485" calcext:value-type="float">
            <text:p>-63.0000000148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5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  <table:table-cell office:value-type="float" office:value="-1.00000010727273" calcext:value-type="float">
            <text:p>-1.00000010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6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-52.0000000099858" calcext:value-type="float">
            <text:p>-52.0000000099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7</text:p>
          </table:table-cell>
          <table:table-cell office:value-type="float" office:value="19" calcext:value-type="float">
            <text:p>19</text:p>
          </table:table-cell>
          <table:table-cell office:value-type="float" office:value="0.008" calcext:value-type="float">
            <text:p>0.008</text:p>
          </table:table-cell>
          <table:table-cell office:value-type="float" office:value="-50.0000010954545" calcext:value-type="float">
            <text:p>-50.0000010954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8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  <table:table-cell office:value-type="float" office:value="-4.00000003566655" calcext:value-type="float">
            <text:p>-4.0000000356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9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999998907508" calcext:value-type="float">
            <text:p>1.99999998907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999995272727" calcext:value-type="float">
            <text:p>1.99999995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2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49.9999999009091" calcext:value-type="float">
            <text:p>49.99999990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3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-29.0000000363636" calcext:value-type="float">
            <text:p>-29.0000000363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4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  <table:table-cell office:value-type="float" office:value="1.80092012963557E-018" calcext:value-type="float">
            <text:p>1.80092012963557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5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1.82696940261617E-020" calcext:value-type="float">
            <text:p>1.82696940261617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6</text:p>
          </table:table-cell>
          <table:table-cell office:value-type="float" office:value="18" calcext:value-type="float">
            <text:p>18</text:p>
          </table:table-cell>
          <table:table-cell office:value-type="float" office:value="0.0441" calcext:value-type="float">
            <text:p>0.0441</text:p>
          </table:table-cell>
          <table:table-cell office:value-type="float" office:value="-1.50000001818182" calcext:value-type="float">
            <text:p>-1.5000000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7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999995272727" calcext:value-type="float">
            <text:p>1.99999995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8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999999952727272" calcext:value-type="float">
            <text:p>0.999999952727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9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99999997272727" calcext:value-type="float">
            <text:p>1.9999999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2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1.97432222711795E-019" calcext:value-type="float">
            <text:p>1.97432222711795E-1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-1.9406459205E-016" calcext:value-type="float">
            <text:p>-1.9406459205E-1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-3.7397001466E-015" calcext:value-type="float">
            <text:p>-3.7397001466E-1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-3.2529267539E-015" calcext:value-type="float">
            <text:p>-3.2529267539E-1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flp4-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-1.7130606311E-016" calcext:value-type="float">
            <text:p>-1.7130606311E-16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gauvin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00000364134125434866" calcext:value-type="float">
            <text:p>3.64134125434866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1692" calcext:value-type="float">
            <text:p>0.1692</text:p>
          </table:table-cell>
          <table:table-cell table:style-name="ce4" office:value-type="float" office:value="-230.823206720693" calcext:value-type="float">
            <text:p>-230.82320672069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0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47" calcext:value-type="float">
            <text:p>0.247</text:p>
          </table:table-cell>
          <table:table-cell table:style-name="ce4" office:value-type="float" office:value="-230.823206777555" calcext:value-type="float">
            <text:p>-230.82320677755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219" calcext:value-type="float">
            <text:p>0.219</text:p>
          </table:table-cell>
          <table:table-cell table:style-name="ce4" office:value-type="float" office:value="-129.911923987619" calcext:value-type="float">
            <text:p>-129.9119239876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1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377" calcext:value-type="float">
            <text:p>0.377</text:p>
          </table:table-cell>
          <table:table-cell table:style-name="ce4" office:value-type="float" office:value="-129.911923513708" calcext:value-type="float">
            <text:p>-129.91192351370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628" calcext:value-type="float">
            <text:p>0.628</text:p>
          </table:table-cell>
          <table:table-cell table:style-name="ce4" office:value-type="float" office:value="-36.9331067935612" calcext:value-type="float">
            <text:p>-36.933106793561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2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473" calcext:value-type="float">
            <text:p>0.473</text:p>
          </table:table-cell>
          <table:table-cell table:style-name="ce4" office:value-type="float" office:value="-36.9331067850239" calcext:value-type="float">
            <text:p>-36.933106785023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472" calcext:value-type="float">
            <text:p>0.472</text:p>
          </table:table-cell>
          <table:table-cell table:style-name="ce4" office:value-type="float" office:value="-7.06178327519102" calcext:value-type="float">
            <text:p>-7.061783275191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3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46" calcext:value-type="float">
            <text:p>0.246</text:p>
          </table:table-cell>
          <table:table-cell table:style-name="ce4" office:value-type="float" office:value="-7.06178327001537" calcext:value-type="float">
            <text:p>-7.061783270015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351" calcext:value-type="float">
            <text:p>0.351</text:p>
          </table:table-cell>
          <table:table-cell table:style-name="ce4" office:value-type="float" office:value="-0.179046308912984" calcext:value-type="float">
            <text:p>-0.17904630891298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4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594" calcext:value-type="float">
            <text:p>0.2594</text:p>
          </table:table-cell>
          <table:table-cell table:style-name="ce4" office:value-type="float" office:value="-0.179046308906182" calcext:value-type="float">
            <text:p>-0.17904630890618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-354.699058808432" calcext:value-type="float">
            <text:p>-354.69905880843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5m</text:p>
          </table:table-cell>
          <table:table-cell office:value-type="float" office:value="18" calcext:value-type="float">
            <text:p>18</text:p>
          </table:table-cell>
          <table:table-cell office:value-type="float" office:value="0.841" calcext:value-type="float">
            <text:p>0.841</text:p>
          </table:table-cell>
          <table:table-cell office:value-type="float" office:value="-314.19307208" calcext:value-type="float">
            <text:p>-314.1930720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473" calcext:value-type="float">
            <text:p>0.00473</text:p>
          </table:table-cell>
          <table:table-cell table:style-name="ce4" office:value-type="float" office:value="-241.441976592548" calcext:value-type="float">
            <text:p>-241.44197659254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6m</text:p>
          </table:table-cell>
          <table:table-cell office:value-type="float" office:value="21" calcext:value-type="float">
            <text:p>21</text:p>
          </table:table-cell>
          <table:table-cell office:value-type="float" office:value="0.208" calcext:value-type="float">
            <text:p>0.208</text:p>
          </table:table-cell>
          <table:table-cell office:value-type="float" office:value="-222.87962096" calcext:value-type="float">
            <text:p>-222.8796209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4941" calcext:value-type="float">
            <text:p>0.4941</text:p>
          </table:table-cell>
          <table:table-cell table:style-name="ce4" office:value-type="float" office:value="-90.7491017833837" calcext:value-type="float">
            <text:p>-90.74910178338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7m</text:p>
          </table:table-cell>
          <table:table-cell office:value-type="float" office:value="14" calcext:value-type="float">
            <text:p>14</text:p>
          </table:table-cell>
          <table:table-cell office:value-type="float" office:value="0.5231" calcext:value-type="float">
            <text:p>0.5231</text:p>
          </table:table-cell>
          <table:table-cell office:value-type="float" office:value="-86.376727181" calcext:value-type="float">
            <text:p>-86.37672718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598" calcext:value-type="float">
            <text:p>0.598</text:p>
          </table:table-cell>
          <table:table-cell table:style-name="ce4" office:value-type="float" office:value="-25.6982152711324" calcext:value-type="float">
            <text:p>-25.698215271132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8m</text:p>
          </table:table-cell>
          <table:table-cell office:value-type="float" office:value="12" calcext:value-type="float">
            <text:p>12</text:p>
          </table:table-cell>
          <table:table-cell office:value-type="float" office:value="0.598" calcext:value-type="float">
            <text:p>0.598</text:p>
          </table:table-cell>
          <table:table-cell office:value-type="float" office:value="-24.523591" calcext:value-type="float">
            <text:p>-24.52359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098" calcext:value-type="float">
            <text:p>0.4098</text:p>
          </table:table-cell>
          <table:table-cell table:style-name="ce4" office:value-type="float" office:value="-6.11670822853354" calcext:value-type="float">
            <text:p>-6.1167082285335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9m</text:p>
          </table:table-cell>
          <table:table-cell office:value-type="float" office:value="7" calcext:value-type="float">
            <text:p>7</text:p>
          </table:table-cell>
          <table:table-cell office:value-type="float" office:value="0.394" calcext:value-type="float">
            <text:p>0.394</text:p>
          </table:table-cell>
          <table:table-cell office:value-type="float" office:value="-5.23529" calcext:value-type="float">
            <text:p>-5.2352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hakonse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1126" calcext:value-type="float">
            <text:p>0.1126</text:p>
          </table:table-cell>
          <table:table-cell table:style-name="ce4" office:value-type="float" office:value="24.3668142866353" calcext:value-type="float">
            <text:p>24.366814286635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hs044-i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0814" calcext:value-type="float">
            <text:p>0.00814</text:p>
          </table:table-cell>
          <table:table-cell table:style-name="ce4" office:value-type="float" office:value="17.0901220110019" calcext:value-type="float">
            <text:p>17.09012201100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16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.5899" calcext:value-type="float">
            <text:p>1.5899</text:p>
          </table:table-cell>
          <table:table-cell table:style-name="ce4" office:value-type="float" office:value="0.00000000445107140037365" calcext:value-type="float">
            <text:p>4.45107140037365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3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4.9269" calcext:value-type="float">
            <text:p>4.9269</text:p>
          </table:table-cell>
          <table:table-cell table:style-name="ce4" office:value-type="float" office:value="0.000000297693660656329" calcext:value-type="float">
            <text:p>2.97693660656329E-0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.941" calcext:value-type="float">
            <text:p>0.941</text:p>
          </table:table-cell>
          <table:table-cell table:style-name="ce4" office:value-type="float" office:value="0.0000000000664243338510892" calcext:value-type="float">
            <text:p>6.64243338510892E-1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1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.04402" calcext:value-type="float">
            <text:p>2.04402</text:p>
          </table:table-cell>
          <table:table-cell table:style-name="ce4" office:value-type="float" office:value="0.000000000959387583606331" calcext:value-type="float">
            <text:p>9.59387583606331E-1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32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.149" calcext:value-type="float">
            <text:p>4.149</text:p>
          </table:table-cell>
          <table:table-cell table:style-name="ce4" office:value-type="float" office:value="0.0000098294013003628" calcext:value-type="float">
            <text:p>9.8294013003628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8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.6039" calcext:value-type="float">
            <text:p>1.6039</text:p>
          </table:table-cell>
          <table:table-cell table:style-name="ce4" office:value-type="float" office:value="0.00000000687951472333343" calcext:value-type="float">
            <text:p>6.87951472333343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1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.75125" calcext:value-type="float">
            <text:p>1.75125</text:p>
          </table:table-cell>
          <table:table-cell table:style-name="ce4" office:value-type="float" office:value="0.00299779268829992" calcext:value-type="float">
            <text:p>0.002997792688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3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2.59621" calcext:value-type="float">
            <text:p>12.59621</text:p>
          </table:table-cell>
          <table:table-cell table:style-name="ce4" office:value-type="float" office:value="0.0017517696746505" calcext:value-type="float">
            <text:p>0.00175176967465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.8294" calcext:value-type="float">
            <text:p>1.8294</text:p>
          </table:table-cell>
          <table:table-cell table:style-name="ce4" office:value-type="float" office:value="0.00451787867759781" calcext:value-type="float">
            <text:p>0.0045178786775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1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.2159" calcext:value-type="float">
            <text:p>1.2159</text:p>
          </table:table-cell>
          <table:table-cell table:style-name="ce4" office:value-type="float" office:value="0.00360042587959819" calcext:value-type="float">
            <text:p>0.0036004258795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32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4.08433" calcext:value-type="float">
            <text:p>4.08433</text:p>
          </table:table-cell>
          <table:table-cell table:style-name="ce4" office:value-type="float" office:value="0.00243749782830992" calcext:value-type="float">
            <text:p>0.0024374978283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.09382" calcext:value-type="float">
            <text:p>2.09382</text:p>
          </table:table-cell>
          <table:table-cell table:style-name="ce4" office:value-type="float" office:value="0.00547137168021207" calcext:value-type="float">
            <text:p>0.005471371680212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jr1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00000443139691963666" calcext:value-type="float">
            <text:p>4.4313969196366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r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1.57204216158954E-018" calcext:value-type="float">
            <text:p>1.5720421615895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1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0000149881928127499" calcext:value-type="float">
            <text:p>-1.49881928127499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0000749409640480292" calcext:value-type="float">
            <text:p>-7.49409640480292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3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4.72070064424833E-018" calcext:value-type="float">
            <text:p>4.72070064424833E-1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swet1-0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139973495249504" calcext:value-type="float">
            <text:p>0.0139973495249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liswet1-1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2733" calcext:value-type="float">
            <text:p>0.02733</text:p>
          </table:table-cell>
          <table:table-cell table:style-name="ce4" office:value-type="float" office:value="0.0137349021590001" calcext:value-type="float">
            <text:p>0.01373490215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liswet1-20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09334" calcext:value-type="float">
            <text:p>0.09334</text:p>
          </table:table-cell>
          <table:table-cell table:style-name="ce4" office:value-type="float" office:value="0.0170820913477858" calcext:value-type="float">
            <text:p>0.01708209134778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mont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04906" calcext:value-type="float">
            <text:p>0.04906</text:p>
          </table:table-cell>
          <table:table-cell table:style-name="ce4" office:value-type="float" office:value="37.5300233034336" calcext:value-type="float">
            <text:p>37.530023303433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monteiro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.09032" calcext:value-type="float">
            <text:p>0.09032</text:p>
          </table:table-cell>
          <table:table-cell table:style-name="ce4" office:value-type="float" office:value="827.859480432835" calcext:value-type="float">
            <text:p>827.85948043283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343" calcext:value-type="float">
            <text:p>0.03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53" calcext:value-type="float">
            <text:p>0.05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c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983" calcext:value-type="float">
            <text:p>0.098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2443" calcext:value-type="float">
            <text:p>0.024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outrata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4520234153338E-019" calcext:value-type="float">
            <text:p>5.4520234153338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2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  <table:table-cell office:value-type="float" office:value="3.69833454745894E-018" calcext:value-type="float">
            <text:p>3.6983345474589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3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00000158392197853114" calcext:value-type="float">
            <text:p>1.58392197853114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4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000155056316409631" calcext:value-type="float">
            <text:p>1.55056316409631E-0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ck-comp1-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61719" calcext:value-type="float">
            <text:p>1.61719</text:p>
          </table:table-cell>
          <table:table-cell table:style-name="ce4" office:value-type="float" office:value="0.616951408136037" calcext:value-type="float">
            <text:p>0.6169514081360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-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.29024" calcext:value-type="float">
            <text:p>1.29024</text:p>
          </table:table-cell>
          <table:table-cell table:style-name="ce4" office:value-type="float" office:value="0.652979286150004" calcext:value-type="float">
            <text:p>0.65297928615000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-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8824" calcext:value-type="float">
            <text:p>1.8824</text:p>
          </table:table-cell>
          <table:table-cell table:style-name="ce4" office:value-type="float" office:value="0.600000008231609" calcext:value-type="float">
            <text:p>0.6000000082316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9307" calcext:value-type="float">
            <text:p>0.9307</text:p>
          </table:table-cell>
          <table:table-cell table:style-name="ce4" office:value-type="float" office:value="0.623042855772536" calcext:value-type="float">
            <text:p>0.62304285577253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.31951" calcext:value-type="float">
            <text:p>1.31951</text:p>
          </table:table-cell>
          <table:table-cell table:style-name="ce4" office:value-type="float" office:value="0.661443158731768" calcext:value-type="float">
            <text:p>0.66144315873176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.4799" calcext:value-type="float">
            <text:p>1.4799</text:p>
          </table:table-cell>
          <table:table-cell table:style-name="ce4" office:value-type="float" office:value="0.600000000063762" calcext:value-type="float">
            <text:p>0.60000000006376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.6809" calcext:value-type="float">
            <text:p>1.6809</text:p>
          </table:table-cell>
          <table:table-cell table:style-name="ce4" office:value-type="float" office:value="0.727135442061923" calcext:value-type="float">
            <text:p>0.72713544206192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3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.60483" calcext:value-type="float">
            <text:p>2.60483</text:p>
          </table:table-cell>
          <table:table-cell table:style-name="ce4" office:value-type="float" office:value="0.782604000306272" calcext:value-type="float">
            <text:p>0.78260400030627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.041" calcext:value-type="float">
            <text:p>1.041</text:p>
          </table:table-cell>
          <table:table-cell table:style-name="ce4" office:value-type="float" office:value="0.673117142517734" calcext:value-type="float">
            <text:p>0.6731171425177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9411" calcext:value-type="float">
            <text:p>1.9411</text:p>
          </table:table-cell>
          <table:table-cell table:style-name="ce4" office:value-type="float" office:value="0.727467594512014" calcext:value-type="float">
            <text:p>0.72746759451201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3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.942" calcext:value-type="float">
            <text:p>2.942</text:p>
          </table:table-cell>
          <table:table-cell table:style-name="ce4" office:value-type="float" office:value="0.782943928709828" calcext:value-type="float">
            <text:p>0.78294392870982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.3669" calcext:value-type="float">
            <text:p>1.3669</text:p>
          </table:table-cell>
          <table:table-cell table:style-name="ce4" office:value-type="float" office:value="0.673458192747919" calcext:value-type="float">
            <text:p>0.6734581927479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1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11786" calcext:value-type="float">
            <text:p>0.11786</text:p>
          </table:table-cell>
          <table:table-cell table:style-name="ce4" office:value-type="float" office:value="0.826012714479476" calcext:value-type="float">
            <text:p>0.82601271447947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.71459" calcext:value-type="float">
            <text:p>1.71459</text:p>
          </table:table-cell>
          <table:table-cell table:style-name="ce4" office:value-type="float" office:value="0.850894605258533" calcext:value-type="float">
            <text:p>0.85089460525853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652" calcext:value-type="float">
            <text:p>0.652</text:p>
          </table:table-cell>
          <table:table-cell table:style-name="ce4" office:value-type="float" office:value="0.718891053787684" calcext:value-type="float">
            <text:p>0.71889105378768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2448" calcext:value-type="float">
            <text:p>0.52448</text:p>
          </table:table-cell>
          <table:table-cell table:style-name="ce4" office:value-type="float" office:value="0.787931845910523" calcext:value-type="float">
            <text:p>0.78793184591052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13123" calcext:value-type="float">
            <text:p>0.13123</text:p>
          </table:table-cell>
          <table:table-cell table:style-name="ce4" office:value-type="float" office:value="0.826498482278718" calcext:value-type="float">
            <text:p>0.8264984822787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.21939" calcext:value-type="float">
            <text:p>1.21939</text:p>
          </table:table-cell>
          <table:table-cell table:style-name="ce4" office:value-type="float" office:value="0.851640707995775" calcext:value-type="float">
            <text:p>0.85164070799577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657" calcext:value-type="float">
            <text:p>0.657</text:p>
          </table:table-cell>
          <table:table-cell table:style-name="ce4" office:value-type="float" office:value="0.721007167273111" calcext:value-type="float">
            <text:p>0.72100716727311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194" calcext:value-type="float">
            <text:p>0.2194</text:p>
          </table:table-cell>
          <table:table-cell table:style-name="ce4" office:value-type="float" office:value="0.788300145342141" calcext:value-type="float">
            <text:p>0.78830014534214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2578" calcext:value-type="float">
            <text:p>1.2578</text:p>
          </table:table-cell>
          <table:table-cell table:style-name="ce4" office:value-type="float" office:value="0.826012755525874" calcext:value-type="float">
            <text:p>0.82601275552587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06414" calcext:value-type="float">
            <text:p>1.06414</text:p>
          </table:table-cell>
          <table:table-cell table:style-name="ce4" office:value-type="float" office:value="0.850894603902105" calcext:value-type="float">
            <text:p>0.8508946039021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636" calcext:value-type="float">
            <text:p>0.636</text:p>
          </table:table-cell>
          <table:table-cell table:style-name="ce4" office:value-type="float" office:value="0.600000000093238" calcext:value-type="float">
            <text:p>0.6000000000932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8253" calcext:value-type="float">
            <text:p>0.8253</text:p>
          </table:table-cell>
          <table:table-cell table:style-name="ce4" office:value-type="float" office:value="0.787931848970734" calcext:value-type="float">
            <text:p>0.7879318489707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-16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-32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-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0.694530357023048" calcext:value-type="float">
            <text:p>0.69453035702304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-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825" calcext:value-type="float">
            <text:p>0.825</text:p>
          </table:table-cell>
          <table:table-cell table:style-name="ce4" office:value-type="float" office:value="0.780404306208178" calcext:value-type="float">
            <text:p>0.78040430620817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c-16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c-32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c-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.665" calcext:value-type="float">
            <text:p>1.665</text:p>
          </table:table-cell>
          <table:table-cell table:style-name="ce4" office:value-type="float" office:value="0.711527873234928" calcext:value-type="float">
            <text:p>0.71152787323492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c-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.523" calcext:value-type="float">
            <text:p>1.523</text:p>
          </table:table-cell>
          <table:table-cell table:style-name="ce4" office:value-type="float" office:value="0.799305826083922" calcext:value-type="float">
            <text:p>0.79930582608392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.34899" calcext:value-type="float">
            <text:p>1.34899</text:p>
          </table:table-cell>
          <table:table-cell table:style-name="ce4" office:value-type="float" office:value="1.08514070390291" calcext:value-type="float">
            <text:p>1.0851407039029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.93377" calcext:value-type="float">
            <text:p>2.93377</text:p>
          </table:table-cell>
          <table:table-cell table:style-name="ce4" office:value-type="float" office:value="1.13588541071996" calcext:value-type="float">
            <text:p>1.1358854107199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.3591" calcext:value-type="float">
            <text:p>1.3591</text:p>
          </table:table-cell>
          <table:table-cell table:style-name="ce4" office:value-type="float" office:value="0.6000000062838" calcext:value-type="float">
            <text:p>0.60000000628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4328" calcext:value-type="float">
            <text:p>0.4328</text:p>
          </table:table-cell>
          <table:table-cell table:style-name="ce4" office:value-type="float" office:value="0.780404298095022" calcext:value-type="float">
            <text:p>0.78040429809502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.48361" calcext:value-type="float">
            <text:p>1.48361</text:p>
          </table:table-cell>
          <table:table-cell table:style-name="ce4" office:value-type="float" office:value="0.800430531131004" calcext:value-type="float">
            <text:p>0.80043053113100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3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.10576" calcext:value-type="float">
            <text:p>15.10576</text:p>
          </table:table-cell>
          <table:table-cell table:style-name="ce4" office:value-type="float" office:value="0.88640838253626" calcext:value-type="float">
            <text:p>0.8864083825362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.885" calcext:value-type="float">
            <text:p>1.885</text:p>
          </table:table-cell>
          <table:table-cell table:style-name="ce4" office:value-type="float" office:value="0.666187745529177" calcext:value-type="float">
            <text:p>0.66618774552917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3199" calcext:value-type="float">
            <text:p>0.3199</text:p>
          </table:table-cell>
          <table:table-cell table:style-name="ce4" office:value-type="float" office:value="0.73520210799245" calcext:value-type="float">
            <text:p>0.7352021079924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.30749" calcext:value-type="float">
            <text:p>1.30749</text:p>
          </table:table-cell>
          <table:table-cell table:style-name="ce4" office:value-type="float" office:value="0.818600369834949" calcext:value-type="float">
            <text:p>0.81860036983494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1.34" calcext:value-type="float">
            <text:p>11.34</text:p>
          </table:table-cell>
          <table:table-cell table:style-name="ce4" office:value-type="float" office:value="0.908909722980158" calcext:value-type="float">
            <text:p>0.90890972298015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.666" calcext:value-type="float">
            <text:p>2.666</text:p>
          </table:table-cell>
          <table:table-cell table:style-name="ce4" office:value-type="float" office:value="0.682772804853827" calcext:value-type="float">
            <text:p>0.68277280485382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4716" calcext:value-type="float">
            <text:p>0.4716</text:p>
          </table:table-cell>
          <table:table-cell table:style-name="ce4" office:value-type="float" office:value="0.753472622403843" calcext:value-type="float">
            <text:p>0.75347262240384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5431" calcext:value-type="float">
            <text:p>0.5431</text:p>
          </table:table-cell>
          <table:table-cell table:style-name="ce4" office:value-type="float" office:value="0.0000150729174590847" calcext:value-type="float">
            <text:p>1.50729174590847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626" calcext:value-type="float">
            <text:p>0.626</text:p>
          </table:table-cell>
          <table:table-cell table:style-name="ce4" office:value-type="float" office:value="0.0000146131556432196" calcext:value-type="float">
            <text:p>1.46131556432196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9853" calcext:value-type="float">
            <text:p>0.9853</text:p>
          </table:table-cell>
          <table:table-cell table:style-name="ce4" office:value-type="float" office:value="0.0000110494344908234" calcext:value-type="float">
            <text:p>1.10494344908234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7693" calcext:value-type="float">
            <text:p>0.7693</text:p>
          </table:table-cell>
          <table:table-cell table:style-name="ce4" office:value-type="float" office:value="0.00000316327322150084" calcext:value-type="float">
            <text:p>3.16327322150084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826" calcext:value-type="float">
            <text:p>0.826</text:p>
          </table:table-cell>
          <table:table-cell table:style-name="ce4" office:value-type="float" office:value="0.00000723147047191942" calcext:value-type="float">
            <text:p>7.23147047191942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0.24012" calcext:value-type="float">
            <text:p>0.24012</text:p>
          </table:table-cell>
          <table:table-cell table:style-name="ce4" office:value-type="float" office:value="0.109245123474166" calcext:value-type="float">
            <text:p>0.10924512347416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office:value-type="float" office:value="-6.43005575991647" calcext:value-type="float">
            <text:p>-6.4300557599164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24193" calcext:value-type="float">
            <text:p>0.24193</text:p>
          </table:table-cell>
          <table:table-cell table:style-name="ce4" office:value-type="float" office:value="-5.48057952811338" calcext:value-type="float">
            <text:p>-5.480579528113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.265" calcext:value-type="float">
            <text:p>0.265</text:p>
          </table:table-cell>
          <table:table-cell table:style-name="ce4" office:value-type="float" office:value="-1.3679798885002" calcext:value-type="float">
            <text:p>-1.36797988850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.48384" calcext:value-type="float">
            <text:p>1.48384</text:p>
          </table:table-cell>
          <table:table-cell table:style-name="ce4" office:value-type="float" office:value="-1.93482968732399" calcext:value-type="float">
            <text:p>-1.9348296873239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5.40283" calcext:value-type="float">
            <text:p>5.40283</text:p>
          </table:table-cell>
          <table:table-cell table:style-name="ce4" office:value-type="float" office:value="-21.7652951840544" calcext:value-type="float">
            <text:p>-21.765295184054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.77974" calcext:value-type="float">
            <text:p>12.77974</text:p>
          </table:table-cell>
          <table:table-cell table:style-name="ce4" office:value-type="float" office:value="-1.79609978798998" calcext:value-type="float">
            <text:p>-1.796099787989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.83813" calcext:value-type="float">
            <text:p>9.83813</text:p>
          </table:table-cell>
          <table:table-cell table:style-name="ce4" office:value-type="float" office:value="-5.062769428455" calcext:value-type="float">
            <text:p>-5.062769428455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qpec1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79.9999992501266" calcext:value-type="float">
            <text:p>79.9999992501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2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7.85179696890294E-018" calcext:value-type="float">
            <text:p>7.8517969689029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1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000000098" calcext:value-type="float">
            <text:p>-9.8E-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table:style-name="ce5" office:value-type="float" office:value="-0.000000000012" calcext:value-type="float">
            <text:p>-1.20E-1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alphmod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.407" calcext:value-type="float">
            <text:p>2.407</text:p>
          </table:table-cell>
          <table:table-cell table:style-name="ce4" office:value-type="float" office:value="-676.894703110205" calcext:value-type="float">
            <text:p>-676.894703110205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cale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2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4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0000000001170943" calcext:value-type="float">
            <text:p>1.17094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5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0000000001475943" calcext:value-type="float">
            <text:p>1.475943E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1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999996501541" calcext:value-type="float">
            <text:p>1.9999999650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1.9999997850137" calcext:value-type="float">
            <text:p>1.9999997850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.29737932705195E-018" calcext:value-type="float">
            <text:p>6.2973793270519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5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999982507706" calcext:value-type="float">
            <text:p>0.99999998250770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iouxfl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.74646" calcext:value-type="float">
            <text:p>1.74646</text:p>
          </table:table-cell>
          <table:table-cell table:style-name="ce4" office:value-type="float" office:value="208.257981287962" calcext:value-type="float">
            <text:p>208.25798128796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iouxfls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.342" calcext:value-type="float">
            <text:p>1.342</text:p>
          </table:table-cell>
          <table:table-cell table:style-name="ce4" office:value-type="float" office:value="979.386337727388" calcext:value-type="float">
            <text:p>979.386337727388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l1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0000309675147884601" calcext:value-type="float">
            <text:p>3.0967514788460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kelberg1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-3266.66666689749" calcext:value-type="float">
            <text:p>-3266.6666668974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p-09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ap-15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office:value-type="string" calcext:value-type="string">
            <text:p>taxmcp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0000749409640637497" calcext:value-type="float">
            <text:p>-7.4940964063749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FL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.23634" calcext:value-type="float">
            <text:p>1.23634</text:p>
          </table:table-cell>
          <table:table-cell table:style-name="ce4" office:value-type="float" office:value="3304.59407254638" calcext:value-type="float">
            <text:p>3304.59407254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net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.3962" calcext:value-type="float">
            <text:p>1.3962</text:p>
          </table:table-cell>
          <table:table-cell table:style-name="ce4" office:value-type="float" office:value="926.09809888197" calcext:value-type="float">
            <text:p>926.09809888197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9:23:41.968125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5T19:29:23.003796094</dc:date>
    <meta:editing-duration>PT11H43M2S</meta:editing-duration>
    <meta:editing-cycles>103</meta:editing-cycles>
    <meta:generator>LibreOffice/6.0.7.3$Linux_X86_64 LibreOffice_project/00m0$Build-3</meta:generator>
    <meta:document-statistic meta:table-count="1" meta:cell-count="766" meta:object-count="0"/>
  </office:meta>
</office:document-meta>
</file>